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stroke-linejoin="miter" draw:fill="none" fo:padding-top="0.336cm" fo:padding-bottom="0.336cm" fo:padding-left="0.461cm" fo:padding-right="0.461cm"/>
    </style:style>
  </office:automatic-styles>
  <office:body>
    <office:drawing>
      <draw:page draw:name="page1" draw:style-name="dp1" draw:master-page-name="Default">
        <draw:path draw:style-name="gr1" draw:layer="layout" svg:width="14.06cm" svg:height="14.06cm" svg:x="0.026cm" svg:y="0.026cm" svg:viewBox="0 0 14061 14061" svg:d="M5273 10545v1758M5273 12303h-1758M3515 12303l3515 1758M7030 14061l3515-1758M10545 12303h-1757M8788 12303v-1758M8788 10545h5273M14061 10545v-10545M14061 0h-14061M0 0v10545M0 10545h527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11cm" fo:page-height="14.1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"/>
    <meta:generator>LibreOffice/4.3.3.2$Linux_x86 LibreOffice_project/430m0$Build-2</meta:generator>
  </office:meta>
</office:document-meta>
</file>